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2B4ACBFA.png" manifest:media-type="image/png"/>
  <manifest:file-entry manifest:full-path="Pictures/100000000000069400000400E5711E6B.png" manifest:media-type="image/png"/>
  <manifest:file-entry manifest:full-path="Pictures/100000000000055600000300BC183F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4" style:family="graphic" style:parent-style-name="standard">
      <style:graphic-properties draw:stroke="none" svg:stroke-color="#000000" draw:fill="solid" draw:fill-color="#330099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5f_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_5f_-notes">
      <style:graphic-properties draw:fill-color="#ffffff" fo:min-height="13.364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_5f_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Droid Sans Fallback1" style:font-name-asian="Droid Sans Fallback1"/>
    </style:style>
    <style:style style:name="P3" style:family="paragraph">
      <style:paragraph-properties style:punctuation-wrap="hanging" style:line-break="strict"/>
    </style:style>
    <style:style style:name="P4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5" style:family="paragraph">
      <style:text-properties fo:font-size="18pt"/>
    </style:style>
    <style:style style:name="P6" style:family="paragraph">
      <style:text-properties style:font-name="Droid Sans Fallback1" style:font-name-asian="Droid Sans Fallback1" style:font-size-asian="18pt"/>
    </style:style>
    <style:style style:name="P7" style:family="paragraph">
      <style:paragraph-properties fo:margin-top="0.282cm" fo:margin-bottom="0cm" style:punctuation-wrap="hanging"/>
      <style:text-properties style:font-name="Liberation Sans" fo:font-size="32pt" fo:language="en" fo:country="GB" style:letter-kerning="true" style:font-size-asian="32pt" style:language-asian="en" style:country-asian="GB" style:font-size-complex="32pt" style:language-complex="en" style:country-complex="GB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  <style:text-properties fo:font-size="26pt" style:font-size-asian="26pt" style:font-size-complex="26pt"/>
    </style:style>
    <style:style style:name="P9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style:font-name="Droid Sans Fallback1" style:font-name-asian="Droid Sans Fallback1"/>
    </style:style>
    <style:style style:name="T2" style:family="text">
      <style:text-properties fo:color="#000000" fo:language="en" fo:country="GB" style:language-asian="en" style:country-asian="GB" style:language-complex="en" style:country-complex="GB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5" style:family="text">
      <style:text-properties fo:language="en" fo:country="GB" style:language-asian="en" style:country-asian="GB" style:language-complex="en" style:country-complex="GB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line draw:style-name="gr1" draw:text-style-name="P1" draw:layer="layout" svg:x1="0cm" svg:y1="2cm" svg:x2="28cm" svg:y2="2cm">
          <text:p/>
        </draw:line>
        <draw:frame draw:style-name="gr2" draw:layer="layout" svg:width="5.679cm" svg:height="0.962cm" svg:x="2.6cm" svg:y="1cm">
          <draw:text-box>
            <text:p>Think-in-Bootstrap</text:p>
          </draw:text-box>
        </draw:frame>
        <draw:frame draw:style-name="gr3" draw:text-style-name="P2" draw:layer="layout" svg:width="2.172cm" svg:height="1.085cm" svg:x="24.028cm" svg:y="0.915cm">
          <draw:text-box>
            <text:p text:style-name="P2"><text:span text:style-name="T1">王 坤</text:span></text:p>
          </draw:text-box>
        </draw:frame>
        <draw:frame presentation:style-name="pr1" draw:layer="layout" svg:width="25.199cm" svg:height="16.255cm" svg:x="1.4cm" svg:y="0.837cm" presentation:class="subtitle" presentation:user-transformed="true">
          <draw:text-box>
            <text:p text:style-name="P3"><text:span text:style-name="T2">Twitter Bootstrap and jQuery</text:span></text:p>
          </draw:text-box>
        </draw:frame>
        <draw:frame draw:style-name="gr4" draw:text-style-name="P4" draw:layer="layout" svg:width="1.539cm" svg:height="1.991cm" svg:x="0.845cm" svg:y="0.054cm">
          <draw:text-box>
            <text:p text:style-name="P4"><text:span text:style-name="T3">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32">
        <draw:line draw:style-name="gr1" draw:text-style-name="P1" draw:layer="layout" svg:x1="0cm" svg:y1="2cm" svg:x2="28cm" svg:y2="2cm">
          <text:p/>
        </draw:line>
        <draw:frame draw:style-name="gr2" draw:text-style-name="P5" draw:layer="layout" svg:width="5.679cm" svg:height="0.962cm" svg:x="2.6cm" svg:y="1cm">
          <draw:text-box>
            <text:p text:style-name="P5">Think-in-Bootstrap</text:p>
          </draw:text-box>
        </draw:frame>
        <draw:frame draw:style-name="gr3" draw:text-style-name="P6" draw:layer="layout" svg:width="2.172cm" svg:height="1.085cm" svg:x="24.028cm" svg:y="0.915cm">
          <draw:text-box>
            <text:p text:style-name="P6"><text:span text:style-name="T1">王 坤</text:span></text:p>
          </draw:text-box>
        </draw:frame>
        <draw:frame draw:style-name="gr4" draw:text-style-name="P4" draw:layer="layout" svg:width="1.539cm" svg:height="1.991cm" svg:x="0.845cm" svg:y="0.054cm">
          <draw:text-box>
            <text:p text:style-name="P4"><text:span text:style-name="T3">B</text:span></text:p>
          </draw:text-box>
        </draw:frame>
        <draw:frame draw:style-name="gr6" draw:layer="layout" svg:width="14.081cm" svg:height="1.729cm" svg:x="1.6cm" svg:y="3.115cm">
          <draw:text-box>
            <text:p text:style-name="P7">1 前端开发中存在的问题：</text:p>
          </draw:text-box>
        </draw:frame>
        <draw:frame presentation:style-name="pr3" draw:text-style-name="P9" draw:layer="layout" svg:width="22.86cm" svg:height="12.572cm" svg:x="2.8cm" svg:y="6.428cm" presentation:class="outline" presentation:user-transformed="true">
          <draw:text-box>
            <text:list text:style-name="L3">
              <text:list-item>
                <text:p text:style-name="P8"><text:span text:style-name="T4">web</text:span><text:span text:style-name="T4">的前端开发是一个很痛苦的事情</text:span><text:span text:style-name="T4">.</text:span></text:p>
              </text:list-item>
              <text:list-item>
                <text:p text:style-name="P8"><text:span text:style-name="T4">为了适应搜索引擎，我都会不断使用</text:span><text:span text:style-name="T4">div</text:span><text:span text:style-name="T4">标签和</text:span><text:span text:style-name="T4">css</text:span><text:span text:style-name="T4">样式来控制网页的布局作为页面的展现</text:span><text:span text:style-name="T4">.</text:span></text:p>
              </text:list-item>
              <text:list-item>
                <text:p text:style-name="P8"><text:span text:style-name="T4">css</text:span><text:span text:style-name="T4">的的渲染是依赖浏览器的，不同浏览器将产生出不同效果，所谓浏览器兼容问题</text:span><text:span text:style-name="T4">.</text:span></text:p>
              </text:list-item>
              <text:list-item>
                <text:p text:style-name="P8"><text:span text:style-name="T4">其实很多时候需要后台开发人员协调前端开发调试变得很困难</text:span><text:span text:style-name="T4">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draw:line draw:style-name="gr1" draw:text-style-name="P1" draw:layer="layout" svg:x1="0cm" svg:y1="2cm" svg:x2="28cm" svg:y2="2cm">
          <text:p/>
        </draw:line>
        <draw:frame draw:style-name="gr2" draw:text-style-name="P5" draw:layer="layout" svg:width="5.679cm" svg:height="0.962cm" svg:x="2.6cm" svg:y="1cm">
          <draw:text-box>
            <text:p text:style-name="P5">Think-in-Bootstrap</text:p>
          </draw:text-box>
        </draw:frame>
        <draw:frame draw:style-name="gr3" draw:text-style-name="P6" draw:layer="layout" svg:width="2.172cm" svg:height="1.085cm" svg:x="24.028cm" svg:y="0.915cm">
          <draw:text-box>
            <text:p text:style-name="P6"><text:span text:style-name="T1">王 坤</text:span></text:p>
          </draw:text-box>
        </draw:frame>
        <draw:frame draw:style-name="gr4" draw:text-style-name="P4" draw:layer="layout" svg:width="1.539cm" svg:height="1.991cm" svg:x="0.845cm" svg:y="0.054cm">
          <draw:text-box>
            <text:p text:style-name="P4"><text:span text:style-name="T3">B</text:span></text:p>
          </draw:text-box>
        </draw:frame>
        <draw:frame presentation:style-name="pr5" draw:layer="layout" svg:width="25.199cm" svg:height="3.506cm" svg:x="1.4cm" svg:y="2.737cm" presentation:class="title" presentation:user-transformed="true">
          <draw:text-box>
            <text:p>解决办法-如来神掌</text:p>
          </draw:text-box>
        </draw:frame>
        <draw:frame presentation:style-name="pr6" draw:layer="layout" svg:width="25.199cm" svg:height="12.179cm" svg:x="1.4cm" svg:y="6.6cm" presentation:class="outline" presentation:user-transformed="true">
          <draw:text-box>
            <text:p text:style-name="P3"><text:span text:style-name="T5">Twitter Bootstrap</text:span></text:p>
            <text:p text:style-name="P3"><text:span text:style-name="T5"/></text:p>
          </draw:text-box>
        </draw:frame>
        <draw:frame draw:style-name="gr7" draw:text-style-name="P1" draw:layer="layout" svg:width="23.6cm" svg:height="11.6cm" svg:x="1.8cm" svg:y="8.2cm">
          <draw:image xlink:href="Pictures/100000000000055600000300BC183F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user-transformed="true">
            <draw:text-box>
              <text:p>Dead destroy里一句话老大一般不出手，出手自己都不能幸免</text:p>
            </draw:text-box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0cm" svg:y1="2cm" svg:x2="28cm" svg:y2="2cm">
          <text:p/>
        </draw:line>
        <draw:frame draw:style-name="gr2" draw:text-style-name="P5" draw:layer="layout" svg:width="5.679cm" svg:height="0.962cm" svg:x="2.6cm" svg:y="1cm">
          <draw:text-box>
            <text:p text:style-name="P5">Think-in-Bootstrap</text:p>
          </draw:text-box>
        </draw:frame>
        <draw:frame draw:style-name="gr3" draw:text-style-name="P6" draw:layer="layout" svg:width="2.172cm" svg:height="1.085cm" svg:x="24.028cm" svg:y="0.915cm">
          <draw:text-box>
            <text:p text:style-name="P6"><text:span text:style-name="T1">王 坤</text:span></text:p>
          </draw:text-box>
        </draw:frame>
        <draw:frame draw:style-name="gr4" draw:text-style-name="P4" draw:layer="layout" svg:width="1.539cm" svg:height="1.991cm" svg:x="0.845cm" svg:y="0.054cm">
          <draw:text-box>
            <text:p text:style-name="P4"><text:span text:style-name="T3">B</text:span></text:p>
          </draw:text-box>
        </draw:frame>
        <draw:frame presentation:style-name="pr7" draw:layer="layout" svg:width="25.199cm" svg:height="3.506cm" svg:x="1.4cm" svg:y="3.037cm" presentation:class="title" presentation:user-transformed="true">
          <draw:text-box>
            <text:p>Bootstrap是什么东东</text:p>
          </draw:text-box>
        </draw:frame>
        <draw:frame presentation:style-name="pr8" draw:text-style-name="P11" draw:layer="layout" svg:width="25.199cm" svg:height="12.179cm" svg:x="1.4cm" svg:y="7.114cm" presentation:class="outline" presentation:user-transformed="true">
          <draw:text-box>
            <text:list text:style-name="L3">
              <text:list-item>
                <text:p text:style-name="P11"><text:span text:style-name="T6">简洁、直观、强悍的前端开发框架</text:span><text:span text:style-name="T6">.</text:span></text:p>
              </text:list-item>
              <text:list-item>
                <text:p text:style-name="P11"><text:span text:style-name="T6">让</text:span><text:span text:style-name="T6">web</text:span><text:span text:style-name="T6">开发更迅速、简单</text:span><text:span text:style-name="T7">.</text:span></text:p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draw:line draw:style-name="gr1" draw:text-style-name="P1" draw:layer="layout" svg:x1="0cm" svg:y1="2cm" svg:x2="28cm" svg:y2="2cm">
          <text:p/>
        </draw:line>
        <draw:frame draw:style-name="gr2" draw:text-style-name="P5" draw:layer="layout" svg:width="5.679cm" svg:height="0.962cm" svg:x="2.6cm" svg:y="1cm">
          <draw:text-box>
            <text:p text:style-name="P5">Think-in-Bootstrap</text:p>
          </draw:text-box>
        </draw:frame>
        <draw:frame draw:style-name="gr3" draw:text-style-name="P6" draw:layer="layout" svg:width="2.172cm" svg:height="1.085cm" svg:x="24.028cm" svg:y="0.915cm">
          <draw:text-box>
            <text:p text:style-name="P6"><text:span text:style-name="T1">王 坤</text:span></text:p>
          </draw:text-box>
        </draw:frame>
        <draw:frame draw:style-name="gr4" draw:text-style-name="P4" draw:layer="layout" svg:width="1.539cm" svg:height="1.991cm" svg:x="0.845cm" svg:y="0.054cm">
          <draw:text-box>
            <text:p text:style-name="P4"><text:span text:style-name="T3">B</text:span></text:p>
          </draw:text-box>
        </draw:frame>
        <draw:frame presentation:style-name="pr5" draw:layer="layout" svg:width="25.199cm" svg:height="3.506cm" svg:x="1.4cm" svg:y="3.037cm" presentation:class="title" presentation:user-transformed="true">
          <draw:text-box>
            <text:p>用户还可以自定义下载需要的组件</text:p>
          </draw:text-box>
        </draw:frame>
        <draw:frame draw:name="Picture 4" draw:style-name="gr8" draw:text-style-name="P12" draw:layer="layout" svg:width="22.86cm" svg:height="12.572cm" svg:x="2.34cm" svg:y="6.543cm">
          <draw:image xlink:href="Pictures/100000000000069400000400E5711E6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line draw:style-name="gr1" draw:text-style-name="P1" draw:layer="layout" svg:x1="0cm" svg:y1="2cm" svg:x2="28cm" svg:y2="2cm">
          <text:p/>
        </draw:line>
        <draw:frame draw:style-name="gr2" draw:text-style-name="P5" draw:layer="layout" svg:width="5.679cm" svg:height="0.962cm" svg:x="2.6cm" svg:y="1cm">
          <draw:text-box>
            <text:p text:style-name="P5">Think-in-Bootstrap</text:p>
          </draw:text-box>
        </draw:frame>
        <draw:frame draw:style-name="gr3" draw:text-style-name="P6" draw:layer="layout" svg:width="2.172cm" svg:height="1.085cm" svg:x="24.028cm" svg:y="0.915cm">
          <draw:text-box>
            <text:p text:style-name="P6"><text:span text:style-name="T1">王 坤</text:span></text:p>
          </draw:text-box>
        </draw:frame>
        <draw:frame draw:style-name="gr4" draw:text-style-name="P4" draw:layer="layout" svg:width="1.539cm" svg:height="1.991cm" svg:x="0.845cm" svg:y="0.054cm">
          <draw:text-box>
            <text:p text:style-name="P4"><text:span text:style-name="T3">B</text:span></text:p>
          </draw:text-box>
        </draw:frame>
        <draw:frame presentation:style-name="pr9" draw:layer="layout" svg:width="25.199cm" svg:height="3.506cm" svg:x="1.4cm" svg:y="2.637cm" presentation:class="title" presentation:user-transformed="true">
          <draw:text-box>
            <text:p text:style-name="P13"><text:span text:style-name="T5">Bootstrap </text:span><text:span text:style-name="T5">支持项目</text:span></text:p>
          </draw:text-box>
        </draw:frame>
        <draw:frame draw:style-name="gr7" draw:text-style-name="P1" draw:layer="layout" svg:width="24.2cm" svg:height="13cm" svg:x="1.8cm" svg:y="6.143cm">
          <draw:image xlink:href="Pictures/1000000000000556000003002B4ACBF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line draw:style-name="gr1" draw:text-style-name="P1" draw:layer="layout" svg:x1="0cm" svg:y1="2cm" svg:x2="28cm" svg:y2="2cm">
          <text:p/>
        </draw:line>
        <draw:frame draw:style-name="gr2" draw:text-style-name="P5" draw:layer="layout" svg:width="5.679cm" svg:height="0.962cm" svg:x="2.6cm" svg:y="1cm">
          <draw:text-box>
            <text:p text:style-name="P5">Think-in-Bootstrap</text:p>
          </draw:text-box>
        </draw:frame>
        <draw:frame draw:style-name="gr3" draw:text-style-name="P6" draw:layer="layout" svg:width="2.172cm" svg:height="1.085cm" svg:x="24.028cm" svg:y="0.915cm">
          <draw:text-box>
            <text:p text:style-name="P6"><text:span text:style-name="T1">王 坤</text:span></text:p>
          </draw:text-box>
        </draw:frame>
        <draw:frame draw:style-name="gr4" draw:text-style-name="P4" draw:layer="layout" svg:width="1.539cm" svg:height="1.991cm" svg:x="0.845cm" svg:y="0.054cm">
          <draw:text-box>
            <text:p text:style-name="P4"><text:span text:style-name="T3">B</text:span></text:p>
          </draw:text-box>
        </draw:frame>
        <draw:frame presentation:style-name="pr9" draw:layer="layout" svg:width="25.199cm" svg:height="3.506cm" svg:x="1.4cm" svg:y="2.637cm" presentation:class="title" presentation:user-transformed="true">
          <draw:text-box>
            <text:p>为什么要选择Bootstrap</text:p>
          </draw:text-box>
        </draw:frame>
        <draw:frame presentation:style-name="pr6" draw:text-style-name="P11" draw:layer="layout" svg:width="25.199cm" svg:height="12.179cm" svg:x="1.4cm" svg:y="6.714cm" presentation:class="outline" presentation:user-transformed="true">
          <draw:text-box>
            <text:list text:style-name="L3">
              <text:list-item>
                <text:p text:style-name="P11"><text:span text:style-name="T7">可以通过官网的简单介绍就能开发出一个简单的案例</text:span></text:p>
              </text:list-item>
              <text:list-item>
                <text:p text:style-name="P11"><text:span text:style-name="T7">非常容易创建布局</text:span><text:span text:style-name="T7">+</text:span><text:span text:style-name="T7">内容，左侧菜单，右侧菜单，下拉框和页面底部</text:span></text:p>
              </text:list-item>
              <text:list-item>
                <text:p text:style-name="P11"><text:span text:style-name="T7">很多优秀的组件</text:span></text:p>
              </text:list-item>
              <text:list-item>
                <text:p text:style-name="P11"><text:span text:style-name="T7">兼容</text:span><text:span text:style-name="T7">jquery</text:span><text:span text:style-name="T7">和其他</text:span><text:span text:style-name="T7">js</text:span><text:span text:style-name="T7">库</text:span></text:p>
              </text:list-item>
              <text:list-item>
                <text:p text:style-name="P11"><text:span text:style-name="T7">学习成本低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line draw:style-name="gr1" draw:text-style-name="P1" draw:layer="layout" svg:x1="0cm" svg:y1="2cm" svg:x2="28cm" svg:y2="2cm">
          <text:p/>
        </draw:line>
        <draw:frame draw:style-name="gr2" draw:text-style-name="P5" draw:layer="layout" svg:width="5.679cm" svg:height="0.962cm" svg:x="2.6cm" svg:y="1cm">
          <draw:text-box>
            <text:p text:style-name="P5">Think-in-Bootstrap</text:p>
          </draw:text-box>
        </draw:frame>
        <draw:frame draw:style-name="gr3" draw:text-style-name="P6" draw:layer="layout" svg:width="2.172cm" svg:height="1.085cm" svg:x="24.028cm" svg:y="0.915cm">
          <draw:text-box>
            <text:p text:style-name="P6"><text:span text:style-name="T1">王 坤</text:span></text:p>
          </draw:text-box>
        </draw:frame>
        <draw:frame draw:style-name="gr4" draw:text-style-name="P4" draw:layer="layout" svg:width="1.539cm" svg:height="1.991cm" svg:x="0.845cm" svg:y="0.054cm">
          <draw:text-box>
            <text:p text:style-name="P4"><text:span text:style-name="T3">B</text:span></text:p>
          </draw:text-box>
        </draw:frame>
        <draw:frame presentation:style-name="pr9" draw:layer="layout" svg:width="25.199cm" svg:height="3.506cm" svg:x="1.4cm" svg:y="2.637cm" presentation:class="title" presentation:user-transformed="true">
          <draw:text-box>
            <text:p>Bootstrap 实战</text:p>
          </draw:text-box>
        </draw:frame>
        <draw:frame presentation:style-name="pr6" draw:text-style-name="P11" draw:layer="layout" svg:width="25.199cm" svg:height="12.179cm" svg:x="1.4cm" svg:y="6.714cm" presentation:class="outline" presentation:user-transformed="true">
          <draw:text-box>
            <text:list text:style-name="L3">
              <text:list-item>
                <text:p text:style-name="P11"><text:span text:style-name="T7">入门</text:span></text:p>
              </text:list-item>
              <text:list-item>
                <text:p text:style-name="P11"><text:span text:style-name="T7">非常容易创建布局</text:span><text:span text:style-name="T7">+</text:span><text:span text:style-name="T7">内容，左侧菜单，右侧菜单，下拉框和页面底部</text:span></text:p>
              </text:list-item>
              <text:list-item>
                <text:p text:style-name="P11"><text:span text:style-name="T7">很多优秀的组件</text:span></text:p>
              </text:list-item>
              <text:list-item>
                <text:p text:style-name="P11"><text:span text:style-name="T7">兼容</text:span><text:span text:style-name="T7">jquery</text:span><text:span text:style-name="T7">和其他</text:span><text:span text:style-name="T7">js</text:span><text:span text:style-name="T7">库</text:span></text:p>
              </text:list-item>
              <text:list-item>
                <text:p text:style-name="P11"><text:span text:style-name="T7">学习成本低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roid Sans Fallback" style:font-family-complex="'Droid Sans Fallback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4T09:10:04.935760704</meta:creation-date>
    <dc:date>2015-01-24T10:00:04.787759664</dc:date>
    <meta:editing-duration>PT13M51S</meta:editing-duration>
    <meta:editing-cycles>3</meta:editing-cycles>
    <meta:generator>LibreOffice/4.3.2.2$Linux_X86_64 LibreOffice_project/430m0$Build-2</meta:generator>
    <meta:document-statistic meta:object-count="87"/>
  </office:meta>
</office:document-meta>
</file>